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fo:text-align="center" style:justify-single-word="false"/>
      <style:text-properties fo:color="#000000" fo:font-weight="bold" style:font-weight-asian="bold" style:font-weight-complex="bold"/>
    </style:style>
    <style:style style:name="P5" style:family="paragraph" style:parent-style-name="Standard">
      <style:text-properties fo:font-weight="bold" style:font-weight-asian="bold" style:font-name-complex="Times New Roman" style:font-weight-complex="bold"/>
    </style:style>
    <style:style style:name="P6" style:family="paragraph" style:parent-style-name="Standard">
      <style:text-properties style:font-name-complex="Times New Roman"/>
    </style:style>
    <style:style style:name="P7" style:family="paragraph" style:parent-style-name="Text_20_body">
      <style:text-properties fo:color="#000000"/>
    </style:style>
    <style:style style:name="P8" style:family="paragraph" style:parent-style-name="Normal_20__28_Web_29_">
      <style:paragraph-properties fo:margin-top="0in" fo:margin-bottom="0in" fo:background-color="#ffffff">
        <style:background-image/>
      </style:paragraph-properties>
    </style:style>
    <style:style style:name="P9" style:family="paragraph" style:parent-style-name="Standard" style:master-page-name="MP0">
      <style:paragraph-properties fo:text-align="center" style:justify-single-word="false" style:page-number="auto" fo:break-before="page"/>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0" style:family="paragraph" style:parent-style-name="Standard">
      <style:text-properties fo:color="#000000"/>
    </style:style>
    <style:style style:name="P11" style:family="paragraph" style:parent-style-name="Standard" style:list-style-name="L1">
      <style:paragraph-properties style:line-height-at-least="0.2398in"/>
      <style:text-properties fo:color="#000000"/>
    </style:style>
    <style:style style:name="P12" style:family="paragraph" style:parent-style-name="Standard" style:list-style-name="L8">
      <style:text-properties fo:color="#000000"/>
    </style:style>
    <style:style style:name="P13" style:family="paragraph" style:parent-style-name="Standard" style:list-style-name="L9">
      <style:text-properties fo:color="#000000"/>
    </style:style>
    <style:style style:name="P14" style:family="paragraph" style:parent-style-name="Standard" style:list-style-name="L10">
      <style:text-properties fo:color="#000000"/>
    </style:style>
    <style:style style:name="P15" style:family="paragraph" style:parent-style-name="Standard" style:list-style-name="L11">
      <style:text-properties fo:color="#000000"/>
    </style:style>
    <style:style style:name="P16" style:family="paragraph" style:parent-style-name="Standard" style:list-style-name="L12">
      <style:text-properties fo:color="#000000"/>
    </style:style>
    <style:style style:name="P17" style:family="paragraph" style:parent-style-name="Standard" style:list-style-name="L13">
      <style:text-properties fo:color="#000000"/>
    </style:style>
    <style:style style:name="P18" style:family="paragraph" style:parent-style-name="Standard" style:list-style-name="L16">
      <style:text-properties fo:color="#000000"/>
    </style:style>
    <style:style style:name="P19" style:family="paragraph" style:parent-style-name="Standard">
      <style:text-properties fo:color="#000000" fo:font-weight="bold" style:font-weight-asian="bold" style:font-weight-complex="bold"/>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list-style-name="L20">
      <style:text-properties fo:color="#000000"/>
    </style:style>
    <style:style style:name="P22" style:family="paragraph" style:parent-style-name="Standard" style:list-style-name="L3"/>
    <style:style style:name="P23" style:family="paragraph" style:parent-style-name="Standard">
      <style:text-properties fo:color="#ff0000"/>
    </style:style>
    <style:style style:name="P24" style:family="paragraph" style:parent-style-name="Standard" style:list-style-name="L7"/>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7"/>
    <style:style style:name="P28" style:family="paragraph" style:parent-style-name="Standard" style:list-style-name="L19"/>
    <style:style style:name="P29" style:family="paragraph" style:parent-style-name="Normal_20__28_Web_29_">
      <style:paragraph-properties fo:margin-top="0in" fo:margin-bottom="0in" fo:background-color="#ffffff">
        <style:background-image/>
      </style:paragraph-properties>
    </style:style>
    <style:style style:name="P30" style:family="paragraph" style:parent-style-name="Normal_20__28_Web_29_" style:list-style-name="L3">
      <style:paragraph-properties fo:margin-top="0in" fo:margin-bottom="0in" fo:background-color="#ffffff">
        <style:background-image/>
      </style:paragraph-properties>
    </style:style>
    <style:style style:name="P31" style:family="paragraph" style:parent-style-name="Normal_20__28_Web_29_" style:list-style-name="L18">
      <style:paragraph-properties fo:margin-top="0in" fo:margin-bottom="0in" fo:background-color="#ffffff">
        <style:background-image/>
      </style:paragraph-properties>
    </style:style>
    <style:style style:name="P32" style:family="paragraph" style:parent-style-name="List_20_Paragraph" style:list-style-name="L4">
      <style:paragraph-properties fo:margin-top="0in" fo:margin-bottom="0.0165in" fo:background-color="#ffffff">
        <style:background-image/>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underline-style="none"/>
    </style:style>
    <style:style style:name="T4" style:family="text">
      <style:text-properties fo:background-color="#ffffff"/>
    </style:style>
    <style:style style:name="T5" style:family="text">
      <style:text-properties fo:background-color="#ffffff" style:font-name-complex="Times New Roman"/>
    </style:style>
    <style:style style:name="T6" style:family="text">
      <style:text-properties fo:background-color="#ffffff" style:font-name-complex="Times New Roman" style:font-weight-complex="bold"/>
    </style:style>
    <style:style style:name="T7" style:family="text">
      <style:text-properties style:use-window-font-color="true" style:text-underline-style="none"/>
    </style:style>
    <style:style style:name="T8" style:family="text">
      <style:text-properties style:use-window-font-color="true" style:text-underline-style="none" fo:background-color="#ffffff" style:font-name-complex="Times New Roman"/>
    </style:style>
    <style:style style:name="T9" style:family="text">
      <style:text-properties style:font-name-complex="Times New Roman"/>
    </style:style>
    <style:style style:name="T10" style:family="text">
      <style:text-properties style:font-name-complex="Times New Roman" style:font-size-complex="12pt"/>
    </style:style>
    <style:style style:name="T11" style:family="text">
      <style:text-properties style:font-name-complex="Times New Roman" style:font-size-complex="12pt" style:font-weight-complex="bold"/>
    </style:style>
    <style:style style:name="T12" style:family="text">
      <style:text-properties style:font-weight-complex="bold"/>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fo:font-style="italic" style:font-style-asian="italic"/>
    </style:style>
    <style:style style:name="T16" style:family="text">
      <style:text-properties fo:font-weight="bold" style:font-weight-asian="bold" style:font-weight-complex="bold"/>
    </style:style>
    <style:style style:name="T17" style:family="text">
      <style:text-properties style:text-underline-style="none"/>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list-level-style-number>
      <text:list-level-style-number text:level="2" style:num-suffix="." style:num-format="1">
        <style:list-level-properties text:space-before="0.25in"/>
      </text:list-level-style-number>
      <text:list-level-style-number text:level="3" style:num-suffix="." style:num-format="1">
        <style:list-level-properties text:space-before="0.25in"/>
      </text:list-level-style-number>
      <text:list-level-style-number text:level="4" style:num-suffix="." style:num-format="1">
        <style:list-level-properties text:space-before="0.25in"/>
      </text:list-level-style-number>
      <text:list-level-style-number text:level="5" style:num-suffix="." style:num-format="1">
        <style:list-level-properties text:space-before="0.25in"/>
      </text:list-level-style-number>
      <text:list-level-style-number text:level="6" style:num-suffix="." style:num-format="1">
        <style:list-level-properties text:space-before="0.25in"/>
      </text:list-level-style-number>
      <text:list-level-style-number text:level="7" style:num-suffix="." style:num-format="1">
        <style:list-level-properties text:space-before="0.25in"/>
      </text:list-level-style-number>
      <text:list-level-style-number text:level="8" style:num-suffix="." style:num-format="1">
        <style:list-level-properties text:space-before="0.25in"/>
      </text:list-level-style-number>
      <text:list-level-style-number text:level="9" style:num-suffix="." style:num-format="1">
        <style:list-level-properties text:space-before="0.25in"/>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6">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Y 1: Overview of Cloud Computing</text:p>
      <text:p text:style-name="P2"/>
      <text:p text:style-name="P4"/>
      <text:p text:style-name="P3">1. Explain in your own words, with related examples of businesses which offer the following, as a service:</text:p>
      <text:p text:style-name="P3">a. SaaS</text:p>
      <text:p text:style-name="P3">b. PaaS</text:p>
      <text:p text:style-name="P3">c. DaaS</text:p>
      <text:p text:style-name="P3">d. IaaS</text:p>
      <text:p text:style-name="P3">NOTE: It would be preferable if you could quote examples of these service offerings which you have personally used.</text:p>
      <text:p text:style-name="P1">Answer :</text:p>
      <text:p text:style-name="P1">SaaS:-</text:p>
      <text:list xml:id="list1582347539608394412" text:style-name="L1">
        <text:list-item>
          <text:p text:style-name="P11">SaaS gives consumer the capability to use the provider’s applications running on a cloud infrastructure. But the consumer does not manage or control the cloud infrastructure.</text:p>
        </text:list-item>
        <text:list-item>
          <text:p text:style-name="P11">Salesforce is an example of business that offer SaaS.</text:p>
        </text:list-item>
      </text:list>
      <text:p text:style-name="P1"/>
      <text:p text:style-name="P1">PaaS:-</text:p>
      <text:list xml:id="list777708439265575044" text:style-name="L10">
        <text:list-item>
          <text:p text:style-name="P14">PaaS gives the consumes the capability to deploy consumer-created applications onto the cloud infrastructure. But the consumer does not manage or control the underlying cloud infrastructure. </text:p>
        </text:list-item>
        <text:list-item>
          <text:p text:style-name="P14">Google App Engine is an example of business which offer PaaS </text:p>
        </text:list-item>
      </text:list>
      <text:p text:style-name="P1"/>
      <text:p text:style-name="P1"/>
      <text:p text:style-name="P1">IaaS :-</text:p>
      <text:list xml:id="list2277297598545832633" text:style-name="L12">
        <text:list-item>
          <text:p text:style-name="P16">IaaS gives the consumer the capability to use storage, networks, and other fundamental computing resources, and allows the consumer to deploy and run arbitrary software, which can include operating systems and applications. The consumer has control over operating systems, storage, deployed applications, and possibly limited control of select networking components.</text:p>
        </text:list-item>
        <text:list-item>
          <text:p text:style-name="P16">Amazon Web Services is an example of business that offers IaaS.</text:p>
        </text:list-item>
      </text:list>
      <text:list xml:id="list8737334512856671746" text:style-name="L11">
        <text:list-item>
          <text:list>
            <text:list-header>
              <text:p text:style-name="P15"/>
            </text:list-header>
          </text:list>
        </text:list-item>
      </text:list>
      <text:p text:style-name="Standard"><text:span text:style-name="T1">DaaS:-</text:span></text:p>
      <text:list xml:id="list2531500191388322202" text:style-name="L14">
        <text:list-item>
          <text:p text:style-name="P25"><text:span text:style-name="Default_20_Paragraph_20_Font"><text:span text:style-name="T1">In DaaS the data can be provided on demand to the user regardless of geographic or organizational separation of provider and consumer.</text:span></text:span></text:p>
        </text:list-item>
        <text:list-item>
          <text:p text:style-name="P25"><text:span text:style-name="Default_20_Paragraph_20_Font"><text:span text:style-name="T1">MySQL is an example of business which offer DaaS. <text:s text:c="3"/></text:span></text:span></text:p>
        </text:list-item>
      </text:list>
      <text:list xml:id="list5969585377072247508" text:style-name="L13">
        <text:list-header>
          <text:p text:style-name="P17"/>
        </text:list-header>
      </text:list>
      <text:p text:style-name="P1"/>
      <text:p text:style-name="Standard"><text:span text:style-name="Default_20_Paragraph_20_Font"><text:span text:style-name="T2">2. What are the key characteristics of cloud computing? (10 Points)</text:span></text:span></text:p>
      <text:p text:style-name="P1">Answer :-</text:p>
      <text:p text:style-name="Standard"><text:span text:style-name="T1">The following are the key characteristics of cloud computing: </text:span></text:p>
      <text:list xml:id="list3982286048469261624" text:style-name="L15">
        <text:list-item>
          <text:p text:style-name="P26"><text:span text:style-name="T1">On-demand self-service: A consumer can gain computing capabilities, such as server time and network storage as needed automatically without requiring human interaction with the service provider.</text:span></text:p>
        </text:list-item>
        <text:list-item>
          <text:p text:style-name="P26"><text:span text:style-name="T1">Broad network access: Capabilities are available over the network and accessed through standard mechanisms.</text:span></text:p>
        </text:list-item>
        <text:list-item>
          <text:p text:style-name="P26"><text:span text:style-name="T1"><text:s/>Resource pooling: The provider's computing resources are pooled to serve multiple consumers using a multitenant model, with different physical and virtual resources dynamically assigned and reassigned according to consumer demand.</text:span></text:p>
        </text:list-item>
        <text:list-item>
          <text:p text:style-name="P26"><text:soft-page-break/><text:span text:style-name="T1">Rapid elasticity: Capabilities can be elastically provisioned and released to scale to the demand.</text:span></text:p>
        </text:list-item>
        <text:list-item>
          <text:p text:style-name="P26"><text:span text:style-name="T1">Measured service: The resources are automatically control and optimize by leveraging a metering capability at some level of abstraction appropriate to the type of service.</text:span></text:p>
        </text:list-item>
        <text:list-item>
          <text:p text:style-name="P26"><text:span text:style-name="T1">Easy Access: Cloud based applications and files can be accessed easily on your company’s network, whether the users are in the office, at home, or traveling.</text:span></text:p>
        </text:list-item>
        <text:list-item>
          <text:p text:style-name="P26"><text:span text:style-name="T1">Enhanced Productivity: As the data can be pulled from anywhere within your company’s cloud, the employees will be able to work faster without needing to either physically get the files, or wait on an email response back for a file.</text:span></text:p>
        </text:list-item>
        <text:list-item>
          <text:p text:style-name="P26"><text:span text:style-name="T1">Data Security: As there is only one place where all the data is stored, it is much easier to protect it <text:s text:c="2"/>against a security breach.</text:span></text:p>
        </text:list-item>
        <text:list-item>
          <text:p text:style-name="P26"><text:span text:style-name="T1"><text:s/>Reduced Cost: Cloud based applications only need to be purchased once, and are then distributed among users accessing the platform through the cloud.</text:span></text:p>
        </text:list-item>
        <text:list-item>
          <text:p text:style-name="P26"><text:span text:style-name="T1">High Growth Potential: You can easily add new users. All that needs to be done is to get them on the cloud and to have login credentials created. </text:span></text:p>
        </text:list-item>
      </text:list>
      <text:p text:style-name="P7"/>
      <text:p text:style-name="P5">3. Write about security in the cloud. (10 Points)</text:p>
      <text:p text:style-name="P6">Answer :-</text:p>
      <text:list xml:id="list193581152929628033" text:style-name="L3">
        <text:list-item>
          <text:list>
            <text:list-item>
              <text:list>
                <text:list-item>
                  <text:list>
                    <text:list-item>
                      <text:list>
                        <text:list-item>
                          <text:p text:style-name="P22"><text:span text:style-name="Default_20_Paragraph_20_Font"><text:span text:style-name="T6">Cloud security</text:span></text:span><text:span text:style-name="apple-converted-space"><text:span text:style-name="T5"> </text:span></text:span><text:span text:style-name="Default_20_Paragraph_20_Font"><text:span text:style-name="T5">is a sub-domain of</text:span></text:span><text:span text:style-name="apple-converted-space"><text:span text:style-name="T5"> </text:span></text:span><text:a xlink:type="simple" xlink:href="https://en.wikipedia.org/wiki/Computer_security" office:target-frame-name="_top" xlink:show="replace"><text:span text:style-name="Hyperlink"><text:span text:style-name="T8">computer security</text:span></text:span></text:a><text:span text:style-name="Default_20_Paragraph_20_Font"><text:span text:style-name="T5">,</text:span></text:span><text:span text:style-name="apple-converted-space"><text:span text:style-name="T5"> </text:span></text:span><text:a xlink:type="simple" xlink:href="https://en.wikipedia.org/wiki/Network_security" office:target-frame-name="_top" xlink:show="replace"><text:span text:style-name="Hyperlink"><text:span text:style-name="T8">network security</text:span></text:span></text:a><text:span text:style-name="Default_20_Paragraph_20_Font"><text:span text:style-name="T5">, and</text:span></text:span><text:span text:style-name="apple-converted-space"><text:span text:style-name="T5"> </text:span></text:span><text:a xlink:type="simple" xlink:href="https://en.wikipedia.org/wiki/Information_security" office:target-frame-name="_top" xlink:show="replace"><text:span text:style-name="Hyperlink"><text:span text:style-name="T8">information security</text:span></text:span></text:a><text:span text:style-name="Default_20_Paragraph_20_Font"><text:span text:style-name="T5">. </text:span></text:span></text:p>
                        </text:list-item>
                      </text:list>
                    </text:list-item>
                  </text:list>
                </text:list-item>
              </text:list>
            </text:list-item>
            <text:list-item>
              <text:p text:style-name="P22"><text:span text:style-name="Default_20_Paragraph_20_Font"><text:span text:style-name="T5">It includes a broad set of policies, technologies, and controls deployed to protect data, applications, and the associated infrastructure of</text:span></text:span><text:span text:style-name="apple-converted-space"><text:span text:style-name="T5"> </text:span></text:span><text:a xlink:type="simple" xlink:href="https://en.wikipedia.org/wiki/Cloud_computing" office:target-frame-name="_top" xlink:show="replace"><text:span text:style-name="Hyperlink"><text:span text:style-name="T8">cloud computing</text:span></text:span></text:a><text:span text:style-name="Default_20_Paragraph_20_Font"><text:span text:style-name="T5">.</text:span></text:span></text:p>
            </text:list-item>
            <text:list-item>
              <text:p text:style-name="P30">There are a number of security issues/concerns associated with cloud computing but these issues fall into two broad categories: </text:p>
              <text:list>
                <text:list-item>
                  <text:list>
                    <text:list-item>
                      <text:list>
                        <text:list-item>
                          <text:list>
                            <text:list-header>
                              <text:p text:style-name="P30"><text:s text:c="8"/>a) security issues faced by cloud providers </text:p>
                            </text:list-header>
                          </text:list>
                        </text:list-item>
                      </text:list>
                    </text:list-item>
                  </text:list>
                </text:list-item>
              </text:list>
              <text:p text:style-name="P30"><text:s text:c="8"/>b) security issues faced by their customers</text:p>
            </text:list-item>
            <text:list-item>
              <text:p text:style-name="P30"><text:s/>The provider must ensure that their infrastructure is secure and that their clients data and applications are protected while the user must take measures to fortify their application and use strong passwords and authentication measures.</text:p>
            </text:list-item>
            <text:list-item>
              <text:p text:style-name="P30"><text:span text:style-name="T9"><text:s/>An efficient cloud security architecture should recognize the issues that will arise with security management. There are many types of controls behind a cloud security architecture as follows: </text:span></text:p>
            </text:list-item>
          </text:list>
        </text:list-item>
      </text:list>
      <text:list xml:id="list8114277881021078211" text:style-name="L4">
        <text:list-item>
          <text:p text:style-name="P32"><text:span text:style-name="Default_20_Paragraph_20_Font"><text:span text:style-name="T11"><text:s/>Deterrent controls</text:span></text:span><text:span text:style-name="Default_20_Paragraph_20_Font"><text:span text:style-name="T11">: </text:span></text:span><text:span text:style-name="Default_20_Paragraph_20_Font"><text:span text:style-name="T10">They</text:span></text:span><text:span text:style-name="Default_20_Paragraph_20_Font"><text:span text:style-name="T10"> reduce the threat level by informing potential attackers that there will be adverse consequences for them if they proceed. </text:span></text:span></text:p>
        </text:list-item>
        <text:list-item>
          <text:p text:style-name="P32"><text:span text:style-name="Default_20_Paragraph_20_Font"><text:span text:style-name="T11"><text:s/>Preventive controls: They</text:span></text:span><text:span text:style-name="Default_20_Paragraph_20_Font"><text:span text:style-name="T10"> strengthen the system against incidents, generally by reducing if not actually eliminating vulnerabilities. Eg: Strong authentication of cloud users.</text:span></text:span></text:p>
        </text:list-item>
        <text:list-item>
          <text:p text:style-name="P32"><text:span text:style-name="Default_20_Paragraph_20_Font"><text:span text:style-name="T11"><text:s/>Detective controls: </text:span></text:span><text:span text:style-name="Default_20_Paragraph_20_Font"><text:span text:style-name="T10">They will signal the preventative or corrective controls to address the issue. Eg:System and network security monitoring, including intrusion detection.</text:span></text:span></text:p>
        </text:list-item>
        <text:list-item>
          <text:p text:style-name="P32"><text:span text:style-name="Default_20_Paragraph_20_Font"><text:span text:style-name="T11"><text:s/>Corrective controls: </text:span></text:span><text:span text:style-name="Default_20_Paragraph_20_Font"><text:span text:style-name="T10">They come into effect during or after an incident. Eg: Restoring system backups in order to rebuild a compromised system.</text:span></text:span></text:p>
        </text:list-item>
      </text:list>
      <text:p text:style-name="P23"/>
      <text:p text:style-name="P1"/>
      <text:p text:style-name="P1"><text:span text:style-name="T16">4. Explain about challenges of cloud computing? (10 Points)</text:span></text:p>
      <text:list xml:id="list2679448831224443444" text:style-name="L16">
        <text:list-item>
          <text:p text:style-name="P18">Making the correct choice: It is very important to choose the correct option from SaaS, IaaS, PaaS. It’s easier to narrow down when you know the business requirements you need to meet.</text:p>
        </text:list-item>
        <text:list-item>
          <text:p text:style-name="P18">Lack of Executive Support: A lack of support comes down to fear, uncertainty and doubt.</text:p>
        </text:list-item>
        <text:list-item>
          <text:p text:style-name="P18">Loss of Control: Entrusting a third party to be a responsible, honest and reliable business partner is a cause of frequent agitation for some.</text:p>
        </text:list-item>
        <text:list-item>
          <text:p text:style-name="P18">Vendor Lock-in: Ensuring data portability is essential, as is understanding the data ownership and retrieval policies of the provider.</text:p>
        </text:list-item>
        <text:list-item>
          <text:p text:style-name="P18">Security and Compliance: Security and compliance is more a cloud service provider issue. <text:soft-page-break/>Some will excel at providing it, while some will dabble in it.</text:p>
        </text:list-item>
        <text:list-item>
          <text:p text:style-name="P18">Availability and Reliability: Availability and reliability are a service provider issue. The services of the cloud must be available 24*7.</text:p>
        </text:list-item>
        <text:list-item>
          <text:p text:style-name="P18">Lack of Skills, Knowledge and Expertise: Educating staff about new processes and tool sets, or hiring staff with new skills, may be necessary.</text:p>
        </text:list-item>
        <text:list-item>
          <text:p text:style-name="P18">Performance and Bandwidth Cost: Delivering and receiving intensive and complex data over the network requires sufficient bandwidth to stave off latency and application time outs.</text:p>
        </text:list-item>
        <text:list-item>
          <text:p text:style-name="P18">Vendor Transparency: This is especially true when it comes to security and compliance. A service provider should be open about it processes and methods for delivering on its SLAs. </text:p>
        </text:list-item>
        <text:list-item>
          <text:p text:style-name="P18">Integration with Existing Infrastructure: This is a difficult yet essential piece of maximizing the value of cloud services. <text:line-break/></text:p>
        </text:list-item>
      </text:list>
      <text:p text:style-name="P3">5. Give the major differences between Grid and Cloud Computing? (10 Points)</text:p>
      <text:p text:style-name="P6">Answer:-</text:p>
      <text:p text:style-name="Standard"><text:span text:style-name="T9">Grid Computing:</text:span></text:p>
      <text:list xml:id="list8728702970810099490" text:style-name="L17">
        <text:list-item>
          <text:p text:style-name="P27">Grid computing combines computers from multiple administrative domains to reach<text:span text:style-name="apple-converted-space"> </text:span><text:span text:style-name="Default_20_Paragraph_20_Font"><text:span text:style-name="T12">a common goal</text:span></text:span><text:span text:style-name="apple-converted-space"><text:span text:style-name="T12"> </text:span></text:span><text:span text:style-name="Default_20_Paragraph_20_Font"><text:span text:style-name="T12">to solve a single task</text:span></text:span>, and may then disappear just as quickly.</text:p>
        </text:list-item>
        <text:list-item>
          <text:p text:style-name="P27">One of the main strategies of grid computing is to use<text:span text:style-name="apple-converted-space"> </text:span><text:a xlink:type="simple" xlink:href="https://en.wikipedia.org/wiki/Middleware" office:target-frame-name="_top" xlink:show="replace"><text:span text:style-name="Hyperlink"><text:span text:style-name="T7">middleware</text:span></text:span></text:a><text:span text:style-name="apple-converted-space"><text:span text:style-name="T7"> </text:span></text:span>to divide pieces of a program among several computers.</text:p>
        </text:list-item>
        <text:list-item>
          <text:p text:style-name="P27">Grid computing involves computation in a distributed fashion.</text:p>
        </text:list-item>
        <text:list-item>
          <text:p text:style-name="P27">The size of a grid may vary from small—confined to a network of computer workstations within a corporation, to large, public collaborations across many companies and networks. </text:p>
        </text:list-item>
        <text:list-item>
          <text:p text:style-name="P27">This technology has been applied to intensive scientific, mathematical, and academic problems.</text:p>
        </text:list-item>
        <text:list-item>
          <text:p text:style-name="P27">It is used in <text:a xlink:type="simple" xlink:href="https://en.wikipedia.org/wiki/Drug_discovery" office:target-frame-name="_top" xlink:show="replace"><text:span text:style-name="Hyperlink"><text:span text:style-name="T7">drug discovery</text:span></text:span></text:a>,<text:span text:style-name="apple-converted-space"> </text:span><text:a xlink:type="simple" xlink:href="https://en.wikipedia.org/wiki/Economic_forecasting" office:target-frame-name="_top" xlink:show="replace"><text:span text:style-name="Hyperlink"><text:span text:style-name="T7">economic forecasting</text:span></text:span></text:a>,<text:span text:style-name="apple-converted-space"> </text:span><text:a xlink:type="simple" xlink:href="https://en.wikipedia.org/wiki/Seismic_analysis" office:target-frame-name="_top" xlink:show="replace"><text:span text:style-name="Hyperlink"><text:span text:style-name="T7">seismic analysis</text:span></text:span></text:a>, and<text:span text:style-name="apple-converted-space"> </text:span><text:a xlink:type="simple" xlink:href="https://en.wikipedia.org/wiki/Back_office" office:target-frame-name="_top" xlink:show="replace"><text:span text:style-name="Hyperlink"><text:span text:style-name="T7">back office</text:span></text:span></text:a><text:span text:style-name="apple-converted-space"><text:span text:style-name="T7"> </text:span></text:span>data processing in support for<text:span text:style-name="apple-converted-space"><text:span text:style-name="T17"> </text:span></text:span><text:a xlink:type="simple" xlink:href="https://en.wikipedia.org/wiki/E-commerce" office:target-frame-name="_top" xlink:show="replace"><text:span text:style-name="Hyperlink"><text:span text:style-name="T3">e-commerce</text:span></text:span></text:a><text:span text:style-name="Hyperlink"><text:span text:style-name="T7"> </text:span></text:span>and<text:span text:style-name="apple-converted-space"> W</text:span><text:a xlink:type="simple" xlink:href="https://en.wikipedia.org/wiki/Web_service" office:target-frame-name="_top" xlink:show="replace"><text:span text:style-name="Hyperlink"><text:span text:style-name="T7">eb services</text:span></text:span></text:a>.</text:p>
        </text:list-item>
      </text:list>
      <text:p text:style-name="P8"/>
      <text:p text:style-name="P8">Cloud Computing:-</text:p>
      <text:list xml:id="list1317990261394622279" text:style-name="L18">
        <text:list-item>
          <text:p text:style-name="P31">Cloud computing is a type of computing that relies on<text:span text:style-name="apple-converted-space"> </text:span><text:span text:style-name="Emphasis"><text:span text:style-name="T13">sharing computing resources</text:span></text:span><text:span text:style-name="apple-converted-space"><text:span text:style-name="T13"> </text:span></text:span>rather than having local servers or personal <text:a xlink:type="simple" xlink:href="http://www.webopedia.com/TERM/D/device.html" office:target-frame-name="_top" xlink:show="replace"><text:span text:style-name="Hyperlink"><text:span text:style-name="T7">devices</text:span></text:span></text:a><text:span text:style-name="apple-converted-space"><text:span text:style-name="T7"> </text:span></text:span>to handle<text:span text:style-name="apple-converted-space"> </text:span><text:a xlink:type="simple" xlink:href="http://www.webopedia.com/TERM/A/application.html" office:target-frame-name="_top" xlink:show="replace"><text:span text:style-name="Hyperlink"><text:span text:style-name="T7">applications</text:span></text:span></text:a>.</text:p>
        </text:list-item>
        <text:list-item>
          <text:p text:style-name="P31">In cloud computing, the word<text:span text:style-name="apple-converted-space"> </text:span><text:a xlink:type="simple" xlink:href="http://www.webopedia.com/TERM/c/cloud.html" office:target-frame-name="_top" xlink:show="replace"><text:span text:style-name="Hyperlink"><text:span text:style-name="T7">cloud</text:span></text:span></text:a><text:span text:style-name="apple-converted-space"><text:span text:style-name="T7"> </text:span></text:span>is nothing but<text:span text:style-name="Default_20_Paragraph_20_Font"><text:span text:style-name="T15"> </text:span></text:span><text:span text:style-name="Default_20_Paragraph_20_Font"><text:span text:style-name="T14">t</text:span></text:span><text:span text:style-name="Emphasis"><text:span text:style-name="T13">he Internet.</text:span></text:span><text:span text:style-name="Default_20_Paragraph_20_Font"><text:span text:style-name="T15"> S</text:span></text:span>o <text:span text:style-name="Emphasis"><text:span text:style-name="T13">cloud computing </text:span></text:span>means type of Internet-based computing, where different service<text:span text:style-name="st">s </text:span>are delivered through the Internet.</text:p>
        </text:list-item>
        <text:list-item>
          <text:p text:style-name="P31">Cloud computing services can be<text:span text:style-name="apple-converted-space"> </text:span><text:a xlink:type="simple" xlink:href="http://searchcloudcomputing.techtarget.com/definition/private-cloud" office:target-frame-name="_top" xlink:show="replace"><text:span text:style-name="Hyperlink"><text:span text:style-name="T7">private</text:span></text:span></text:a>,<text:span text:style-name="apple-converted-space"> </text:span><text:a xlink:type="simple" xlink:href="http://searchcloudcomputing.techtarget.com/definition/public-cloud" office:target-frame-name="_top" xlink:show="replace"><text:span text:style-name="Hyperlink"><text:span text:style-name="T7">public</text:span></text:span></text:a><text:span text:style-name="apple-converted-space"><text:span text:style-name="T7"> </text:span></text:span>or<text:span text:style-name="apple-converted-space"> </text:span><text:a xlink:type="simple" xlink:href="http://searchcloudcomputing.techtarget.com/definition/hybrid-cloud" office:target-frame-name="_top" xlink:show="replace"><text:span text:style-name="Hyperlink"><text:span text:style-name="T7">hybrid</text:span></text:span></text:a>. </text:p>
        </text:list-item>
        <text:list-item>
          <text:p text:style-name="P31">Private cloud services are delivered from a business' data center to internal users. Internal customers may or may not be billed for services.</text:p>
        </text:list-item>
        <text:list-item>
          <text:p text:style-name="P31">In public cloud model, a third-party provider delivers the cloud service over the Internet. Public cloud services are sold on-demand, typically by the minute or the hour. Customers only pay for the<text:span text:style-name="apple-converted-space"> </text:span><text:a xlink:type="simple" xlink:href="http://whatis.techtarget.com/definition/CPU-central-processing-unit" office:target-frame-name="_top" xlink:show="replace"><text:span text:style-name="Hyperlink"><text:span text:style-name="T7">CPU</text:span></text:span></text:a><text:span text:style-name="apple-converted-space"><text:span text:style-name="T7"> </text:span></text:span>cycles,<text:span text:style-name="apple-converted-space"> </text:span><text:a xlink:type="simple" xlink:href="http://searchstorage.techtarget.com/definition/storage" office:target-frame-name="_top" xlink:show="replace"><text:span text:style-name="Hyperlink"><text:span text:style-name="T7">storage</text:span></text:span></text:a><text:span text:style-name="apple-converted-space"><text:span text:style-name="T7"> </text:span></text:span>or<text:span text:style-name="apple-converted-space"> </text:span><text:a xlink:type="simple" xlink:href="http://searchenterprisewan.techtarget.com/definition/bandwidth" office:target-frame-name="_top" xlink:show="replace"><text:span text:style-name="Hyperlink"><text:span text:style-name="T7">bandwidth</text:span></text:span></text:a><text:span text:style-name="apple-converted-space"><text:span text:style-name="T7"> </text:span></text:span>they consume. </text:p>
        </text:list-item>
        <text:list-item>
          <text:p text:style-name="P31"><text:span text:style-name="Default_20_Paragraph_20_Font"><text:span text:style-name="T4">Hybrid cloud is a combination of public cloud and private cloud.</text:span></text:span><text:span text:style-name="apple-converted-space"><text:span text:style-name="T4"> </text:span></text:span><text:span text:style-name="Default_20_Paragraph_20_Font"><text:span text:style-name="T4">The goal of hybrid cloud is to create a unified, automated, scalable environment which takes advantage of all that a public cloud infrastructure can provide, while still maintaining control over mission-critical data.</text:span></text:span></text:p>
        </text:list-item>
      </text:list>
      <text:p text:style-name="P1"/>
      <text:p text:style-name="P1"/>
      <text:list xml:id="list6632372402050847211" text:style-name="L7">
        <text:list-item>
          <text:p text:style-name="P24"><text:span text:style-name="Default_20_Paragraph_20_Font"><text:span text:style-name="T2">Give a brief about evolution of cloud computing? (10 Points)</text:span></text:span></text:p>
        </text:list-item>
      </text:list>
      <text:p text:style-name="Standard"><text:span text:style-name="T1">Answer :-</text:span></text:p>
      <text:p text:style-name="Standard"><text:span text:style-name="Default_20_Paragraph_20_Font"><text:span text:style-name="T1"><text:tab/>Intra-galactic computer networks was an ides that was introduced in the sixties by J.C.R. Licklider. His vision was for everyone on the globe to be interconnected and accessing programs and data at any site, from anywhere.</text:span></text:span></text:p>
      <text:list xml:id="list207706211544198064" text:style-name="L19">
        <text:list-item>
          <text:p text:style-name="P28"><text:span text:style-name="Default_20_Paragraph_20_Font"><text:span text:style-name="T1">In 1999, Salesforce.com pioneered the concept of delivering enterprise applications via a simple website. This was the first milestone in cloud computing history.</text:span></text:span></text:p>
        </text:list-item>
        <text:list-item>
          <text:p text:style-name="P28"><text:soft-page-break/><text:span text:style-name="Default_20_Paragraph_20_Font"><text:span text:style-name="T1">The next development was Amazon Web Services in 2002, which provided a suite of cloud-based services including storage, computation and even human intelligence.</text:span></text:span></text:p>
        </text:list-item>
        <text:list-item>
          <text:p text:style-name="P28"><text:span text:style-name="T1">Then in 2006, Amazon launched its Elastic Compute cloud (EC2) as a commercial web service that allows small companies and individuals to rent computers on which to run their own computer applications.</text:span></text:p>
        </text:list-item>
        <text:list-item>
          <text:p text:style-name="P28"><text:span text:style-name="Default_20_Paragraph_20_Font"><text:span text:style-name="T1">Another big milestone came in 2009, as Web 2.0 hit its stride, and Google and others started to offer browser-based enterprise applications, though services such as Google Apps.</text:span></text:span></text:p>
        </text:list-item>
      </text:list>
      <text:p text:style-name="Standard"><text:span text:style-name="Default_20_Paragraph_20_Font"><text:span text:style-name="T1"><text:tab/>Other key factors that have enabled cloud computing to evolve include the maturing of virtualization technology, the development of universal high-speed bandwidth, and universal software interoperability standards.</text:span></text:span></text:p>
      <text:p text:style-name="Standard"><text:span text:style-name="Default_20_Paragraph_20_Font"><text:span text:style-name="T1"/></text:span></text:p>
      <text:p text:style-name="P1"/>
      <text:p text:style-name="P3">7. Think of businesses operating around you, and pick one business which is currently not using the cloud. Now assume that you have to convince that business owner to switch to the cloud. Within context, what case would you make to achieve this?</text:p>
      <text:p text:style-name="P3">Please ensure that you cover the following points (at a minimum), presenting them with relevant use cases for their business:</text:p>
      <text:p text:style-name="P3">a. Why switch to the cloud?</text:p>
      <text:p text:style-name="P3">b. Associated benefits</text:p>
      <text:p text:style-name="P3">c. Associated risks</text:p>
      <text:p text:style-name="P3">d. Which cloud platform would you recommend? Why?</text:p>
      <text:p text:style-name="P3">e. What other options (cloud platforms) does the business have? Why?</text:p>
      <text:p text:style-name="P3">f. Which Salesforce licenses would you recommend for that business? How many should the business purchase initially?</text:p>
      <text:p text:style-name="P3">g. Which business processes would you implement on the cloud for them? (Be very specific.)</text:p>
      <text:p text:style-name="P3">h. How much time would you foresee it would take for this business to adopt the cloud?</text:p>
      <text:p text:style-name="P3">(Include time for the following activities: Consultation, Requirements gathering, Solution Design, Development Activities, Testing, UAT, Release, User training)</text:p>
      <text:p text:style-name="P3"/>
      <text:p text:style-name="P1">Answer :</text:p>
      <text:p text:style-name="P1">Considering an NGO such as CRY (Child Rights and You) that is working on an global scale. This NGO is having many national and international donors (clients). Assuming that I have to convince the owner of the NGO to switch to the cloud, I would achieve it as follows:</text:p>
      <text:p text:style-name="P1">a. Why switch to the cloud ?</text:p>
      <text:p text:style-name="P1"><text:tab/>Switching to the cloud will be very helpful as you can easily maintain the data of the following :</text:p>
      <text:list xml:id="list2947669289861552684" text:style-name="L8">
        <text:list-item>
          <text:list>
            <text:list-item>
              <text:list>
                <text:list-item>
                  <text:p text:style-name="P12">Information about the children.</text:p>
                </text:list-item>
                <text:list-item>
                  <text:p text:style-name="P12">Information about the various donars</text:p>
                </text:list-item>
                <text:list-item>
                  <text:p text:style-name="P12">Revenue data</text:p>
                </text:list-item>
                <text:list-item>
                  <text:p text:style-name="P12">NGO resources information such as food imported, study material, clothing, etc.</text:p>
                </text:list-item>
                <text:list-item>
                  <text:p text:style-name="P12">Various rights and policies of the children </text:p>
                </text:list-item>
                <text:list-item>
                  <text:p text:style-name="P12">Information about various events, campaigns, etc.</text:p>
                </text:list-item>
              </text:list>
            </text:list-item>
          </text:list>
        </text:list-item>
      </text:list>
      <text:p text:style-name="P1"/>
      <text:p text:style-name="P1">b. Associated benefits</text:p>
      <text:list xml:id="list255922692628527500" text:style-name="L9">
        <text:list-item>
          <text:list>
            <text:list-item>
              <text:list>
                <text:list-item>
                  <text:p text:style-name="P13">Easy access to data from anywhere such as the office, home, etc</text:p>
                </text:list-item>
                <text:list-item>
                  <text:p text:style-name="P13">Scalable as you can add the information of the donors or children as required.</text:p>
                </text:list-item>
                <text:list-item>
                  <text:p text:style-name="P13">Data is secured as the data is stored in one location only and not on multiple locations.</text:p>
                </text:list-item>
                <text:list-item>
                  <text:p text:style-name="P13">Reduced cost as no hardware is involved.</text:p>
                </text:list-item>
                <text:list-item>
                  <text:p text:style-name="P13">Data will be available 24*7 as required.</text:p>
                </text:list-item>
              </text:list>
            </text:list-item>
          </text:list>
        </text:list-item>
      </text:list>
      <text:p text:style-name="P1"/>
      <text:p text:style-name="P1"><text:soft-page-break/>c. Associated risks</text:p>
      <text:p text:style-name="P1"><text:tab/>Security of donors data (confidentiality).</text:p>
      <text:p text:style-name="P1"/>
      <text:p text:style-name="P1">d. Which cloud platform would you recommend? Why?</text:p>
      <text:p text:style-name="P1"><text:tab/>I would recommend SaaS so that they can develop a software to maintain the information as per their requirements of the NGO.</text:p>
      <text:p text:style-name="P1"/>
      <text:p text:style-name="P1">e. What other options (cloud platforms) does the business have? Why?</text:p>
      <text:p text:style-name="P1"><text:tab/>Other option could include DaaS to maintain information about the donors, children, revenue, resources, events, campaigns, etc. </text:p>
      <text:p text:style-name="P1"/>
      <text:p text:style-name="P20">f. Which Salesforce licenses would you recommend for that business? How many should the business purchase initially?</text:p>
      <text:p text:style-name="P20"><text:tab/>I would recommend the Group License of Salesforce. The business should purchase only 1 license initially. They can purchase more licenses as required later. </text:p>
      <text:p text:style-name="P3"/>
      <text:p text:style-name="P1">g. Which business processes would you implement on the cloud for them? (Be very specific.)</text:p>
      <text:p text:style-name="P1"><text:tab/>I would implement a software that contains various modules such as:</text:p>
      <text:list xml:id="list5017166488217148069" text:style-name="L20">
        <text:list-item>
          <text:p text:style-name="P21">A dashboard to have an over-view of the working of the NGO and to track down the money collected.</text:p>
        </text:list-item>
        <text:list-item>
          <text:p text:style-name="P21">A payment system for international donors.</text:p>
        </text:list-item>
        <text:list-item>
          <text:p text:style-name="P21">Report system to track the children progress.</text:p>
        </text:list-item>
      </text:list>
      <text:p text:style-name="P1"/>
      <text:p text:style-name="P1">h. How much time would you foresee it would take for this business to adopt the cloud?</text:p>
      <text:p text:style-name="Standard"><text:span text:style-name="Default_20_Paragraph_20_Font"><text:span text:style-name="T2"><text:tab/></text:span></text:span><text:span text:style-name="Default_20_Paragraph_20_Font"><text:span text:style-name="T1">It would take 3 month to adopt the cloud.</text:span></text:span></text:p>
      <text:p text:style-name="P1"><text:tab/>Consultation: 5 days</text:p>
      <text:p text:style-name="P1"><text:tab/>Requirements gathering: 7 days</text:p>
      <text:p text:style-name="P1"><text:s/><text:tab/>Solution Design: 15 days</text:p>
      <text:p text:style-name="P1"><text:tab/>Development Activities: 40 days</text:p>
      <text:p text:style-name="P1"><text:s/><text:tab/>Testing: 10 days</text:p>
      <text:p text:style-name="P1"><text:tab/>UAT: 7 days</text:p>
      <text:p text:style-name="P1"><text:s/><text:tab/>Release: 1 days</text:p>
      <text:p text:style-name="P1"><text:tab/>User training: 7 days</text:p>
      <text:p text:style-name="P3"><text:tab/></text:p>
      <text:p text:style-name="P3">8. Explain how the implementation of cloud computing relates to an organisation's strategy? How it could affect a company’s value chain?</text:p>
      <text:p text:style-name="P3">NOTE: Use a recent announcement by a company to illustrate your explanation.</text:p>
      <text:p text:style-name="Standard"><text:span text:style-name="Default_20_Paragraph_20_Font"><text:span text:style-name="T1"><text:tab/></text:span></text:span><text:span text:style-name="Default_20_Paragraph_20_Font"><text:span text:style-name="T1"> Implementation of cloud computing affects many aspects of the NGOs strategy:</text:span></text:span></text:p>
      <text:p text:style-name="Standard"><text:span text:style-name="Default_20_Paragraph_20_Font"><text:span text:style-name="T1">i) Infrastructure installation and maintenance: Financial prospects of NGO will be varied for installation of infrastructure including hardware and software.</text:span></text:span></text:p>
      <text:p text:style-name="Standard"><text:span text:style-name="Default_20_Paragraph_20_Font"><text:span text:style-name="T1">ii) All focus will b</text:span></text:span><text:span text:style-name="Default_20_Paragraph_20_Font"><text:span text:style-name="T1">e dedicated on projects.</text:span></text:span></text:p>
      <text:p text:style-name="Standard"><text:span text:style-name="Default_20_Paragraph_20_Font"><text:span text:style-name="T1">iii) Training will include making the employees aware about operations of cloud services.</text:span></text:span></text:p>
      <text:p text:style-name="Standard"><text:span text:style-name="Default_20_Paragraph_20_Font"><text:span text:style-name="T1">iv) Data loss and recovery will be less of concern.</text:span></text:span></text:p>
      <text:p text:style-name="Standard"><text:span text:style-name="Default_20_Paragraph_20_Font"><text:span text:style-name="T1">It would increase the performance of compan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SimSun"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0693in" fo:margin-bottom="0.0693in"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style:font-size-complex="10.5pt" fo:hyphenate="false" fo:hyphenation-remain-char-count="0" fo:hyphenation-push-char-count="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Ajit Singh</meta:initial-creator>
    <meta:creation-date>2016-02-22T02:16:00Z</meta:creation-date>
    <dc:date>2016-02-22T15:32:02.88</dc:date>
    <meta:editing-cycles>7</meta:editing-cycles>
    <meta:editing-duration>PT1H33M6S</meta:editing-duration>
    <meta:document-statistic meta:table-count="0" meta:image-count="0" meta:object-count="0" meta:page-count="5" meta:paragraph-count="140" meta:word-count="2164" meta:character-count="13608"/>
    <meta:template xlink:type="simple" xlink:actuate="onRequest" xlink:title="" xlink:href="Normal"/>
  </office:meta>
</office:document-meta>
</file>